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2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1.75cm" svg:y="14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12.062cm" svg:y="16.1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9.55cm" svg:y="15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9.862cm" svg:y="17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62cm" svg:y="5.478cm">
          <text:p text:style-name="P3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2" draw:text-style-name="P4" draw:layer="layout" svg:width="4.445cm" svg:height="0.762cm" svg:x="1.362cm" svg:y="8.64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4.445cm" svg:height="1.09cm" svg:x="1.232cm" svg:y="21.148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7.35cm" svg:y="16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7.662cm" svg:y="18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1" draw:text-style-name="P2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11.626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2" draw:text-style-name="P6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1" draw:text-style-name="P2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24.323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  <draw:custom-shape draw:style-name="gr13" draw:text-style-name="P10" draw:layer="layout" svg:width="1.489cm" svg:height="1.816cm" svg:x="2.8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4.4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1.221cm" svg:y="17.435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5.08cm" svg:height="2.54cm" svg:x="7.4cm" svg:y="20.0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7.632cm" svg:y="21.148cm">
          <text:p text:style-name="P3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5.826cm" svg:y1="19.161cm" svg:x2="7.604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1-18T14:43:30.008532156</dc:date>
    <meta:editing-duration>PT1H6M51S</meta:editing-duration>
    <meta:editing-cycles>22</meta:editing-cycles>
    <meta:generator>LibreOffice/6.0.7.3$Linux_X86_64 LibreOffice_project/00m0$Build-3</meta:generator>
    <meta:document-statistic meta:object-count="42"/>
  </office:meta>
</office:document-meta>
</file>